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02cm" fo:margin-bottom="0.102cm" fo:text-align="center" style:justify-single-word="false"/>
      <style:text-properties style:font-name="Times New Roman1" fo:language="en" fo:country="PH" fo:font-weight="normal" style:font-weight-asian="normal" style:font-weight-complex="normal"/>
    </style:style>
    <style:style style:name="P2" style:family="paragraph" style:parent-style-name="Text_20_body">
      <style:paragraph-properties fo:margin-top="0.102cm" fo:margin-bottom="0.102cm" fo:line-height="150%" fo:text-align="start" style:justify-single-word="false"/>
      <style:text-properties style:font-name="Times New Roman1" fo:language="en" fo:country="PH" fo:font-weight="normal" style:font-weight-asian="normal" style:font-weight-complex="normal"/>
    </style:style>
    <style:style style:name="P3" style:family="paragraph" style:parent-style-name="Standard">
      <style:paragraph-properties fo:margin-top="0.102cm" fo:margin-bottom="0.102cm"/>
    </style:style>
    <style:style style:name="P4" style:family="paragraph" style:parent-style-name="Standard">
      <style:paragraph-properties fo:margin-top="0.102cm" fo:margin-bottom="0.102cm" fo:text-align="center" style:justify-single-word="false"/>
    </style:style>
    <style:style style:name="P5" style:family="paragraph" style:parent-style-name="Text_20_body">
      <style:paragraph-properties fo:margin-top="0.102cm" fo:margin-bottom="0.102cm" fo:line-height="150%" fo:text-align="start" style:justify-single-word="false"/>
    </style:style>
    <style:style style:name="T1" style:family="text">
      <style:text-properties style:font-name="Times New Roman1" fo:language="en" fo:country="PH"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inelle Jan C. Bugnot<text:tab/><text:tab/><text:tab/><text:tab/><text:tab/><text:tab/><text:tab/><text:tab/> <text:s text:c="8"/>October 8, 2018</text:p>
      <text:p text:style-name="P3">Progress Report 3</text:p>
      <text:p text:style-name="P3">Groupmates: Nicolo Ramirez and Francis Laboguin</text:p>
      <text:p text:style-name="P4"/>
      <text:p text:style-name="P1">Handwriting Recognition Canvass using Neural Network</text:p>
      <text:p text:style-name="P1"/>
      <text:p text:style-name="P2"><text:tab/>As usual, the third week of our project development was centered around our individual tasks of slowly creating the structure of our algorithms. We have divided the tasks amongst ourselves: I will handle the machine learning program that will recognize the handwritten digit or letter, Nicolo will write the painting algorithm that will serve as the input to our system, and then Francis will handle the graphical user interface that will house all the aforementioned elements of this project.</text:p>
      <text:p text:style-name="P5"><text:span text:style-name="T1"><text:tab/>This past week was where actual coding and indentifying methods as well as pivoting some plans took place. The function that allows the conversion of matlab codes into C++ was unfortunately unavailable for unlicensed matlab softwares. Thus, I proceeded to code the program as I understand it, with the help of several sources online that helps me furnish the coding procedure in C++. As presented during the recent project meeting last Friday, I already had a code that creates empty arrays representing the neurons and each layer of the network. My main focus this weekend was to figure out how to input training data, i.e., input images and then convert it into an array containing the float value describing the brightness of a grayscale pixel. As for the input data, I am still in the process of figuring out how to access the MNIST dataset (</text:span><text:a xlink:type="simple" xlink:href="http://yann.lecun.com/exdb/mnist/" text:style-name="Internet_20_link" text:visited-style-name="Visited_20_Internet_20_Link">http://yann.lecun.com/exdb/mnist/</text:a><text:span text:style-name="T1">) through C++ since MNIST data are written in IDX file format which is a non-standard image file format.</text:span></text:p>
      <text:p text:style-name="P5"><text:span text:style-name="T1"><text:tab/>I began focusing on how to write the input system of our code in order to integrate with Nicolo's output—which should be a pixel-by-pixel reading of the canvass. At the moment, I must admit that we are having a difficult time writing our codes. One primary reason that I see is our relative lack of skill in C++. Truly, we have taken a course in this programming language. However, it has been 3 years since I last coded in this language. I do hope that we can have a session to refresh our skills in C++, since what is slowing us down is the relearning of the entire syntax. For this week, I will be focusing on fixing the input function of my part of the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in Bugnot</meta:initial-creator>
    <meta:creation-date>2018-09-23T18:18:46.79</meta:creation-date>
    <dc:date>2018-10-07T19:59:32.35</dc:date>
    <dc:creator>Rein Bugnot</dc:creator>
    <meta:editing-duration>PT1H31M26S</meta:editing-duration>
    <meta:editing-cycles>21</meta:editing-cycles>
    <meta:generator>OpenOffice/4.1.5$Win32 OpenOffice.org_project/415m1$Build-9789</meta:generator>
    <meta:document-statistic meta:table-count="0" meta:image-count="0" meta:object-count="0" meta:page-count="1" meta:paragraph-count="7" meta:word-count="392" meta:character-count="2315"/>
  </office:meta>
</office:document-meta>
</file>